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mageConverter.checkSourceFlavor( Image im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mageConverter.getConversionPenal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